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style:font-face style:name="OpenSymbol" svg:font-family="OpenSymbol" style:font-charset="x-symbol"/>
  </office:font-face-decls>
  <office:automatic-styles>
    <style:style style:name="P1" style:family="paragraph" style:parent-style-name="Footer">
      <style:paragraph-properties fo:text-align="end" style:justify-single-word="false"/>
      <style:text-properties fo:font-weight="bold" style:font-weight-asian="bold" style:font-weight-complex="bold"/>
    </style:style>
    <style:style style:name="P2" style:family="paragraph" style:parent-style-name="Header">
      <style:text-properties fo:font-weight="bold" officeooo:rsid="001ce5a4" officeooo:paragraph-rsid="001ce5a4" style:font-weight-asian="bold" style:font-weight-complex="bold"/>
    </style:style>
    <style:style style:name="P3" style:family="paragraph" style:parent-style-name="Standard">
      <style:paragraph-properties fo:text-align="center" style:justify-single-word="false"/>
      <style:text-properties fo:font-size="28pt" fo:font-weight="bold" officeooo:rsid="001e2e3e" officeooo:paragraph-rsid="001e2e3e" style:font-size-asian="28pt" style:font-weight-asian="bold" style:font-size-complex="28pt" style:font-weight-complex="bold"/>
    </style:style>
    <style:style style:name="P4" style:family="paragraph" style:parent-style-name="Standard">
      <style:paragraph-properties fo:text-align="start" style:justify-single-word="false"/>
      <style:text-properties fo:font-size="12pt" fo:font-weight="normal" officeooo:rsid="001e2e3e" officeooo:paragraph-rsid="001e2e3e"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f27eb" officeooo:paragraph-rsid="001f27eb"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20580c" officeooo:paragraph-rsid="0020580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21c6c8" officeooo:paragraph-rsid="0021c6c8"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1c6c8" officeooo:paragraph-rsid="0021f4e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1f4e2" officeooo:paragraph-rsid="0021f4e2"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282b9" officeooo:paragraph-rsid="002282b9"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4522c" officeooo:paragraph-rsid="0024522c"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bold" officeooo:rsid="0026430f" officeooo:paragraph-rsid="0026430f"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26a191" officeooo:paragraph-rsid="0026a191" style:font-size-asian="10.5pt" style:font-weight-asian="bold" style:font-size-complex="12pt" style:font-weight-complex="bold"/>
    </style:style>
    <style:style style:name="P14" style:family="paragraph" style:parent-style-name="Standard">
      <style:paragraph-properties fo:text-align="center" style:justify-single-word="false"/>
      <style:text-properties fo:font-size="54pt" fo:font-weight="bold" officeooo:rsid="001e2e3e" officeooo:paragraph-rsid="001e2e3e" style:font-size-asian="54pt" style:font-weight-asian="bold" style:font-size-complex="54pt" style:font-weight-complex="bold"/>
    </style:style>
    <style:style style:name="P15" style:family="paragraph" style:parent-style-name="Standard">
      <style:paragraph-properties fo:text-align="end" style:justify-single-word="false"/>
      <style:text-properties fo:font-size="16pt" fo:font-weight="normal" officeooo:rsid="001e2e3e" officeooo:paragraph-rsid="001e2e3e" style:font-size-asian="14pt" style:font-weight-asian="normal" style:font-size-complex="16pt" style:font-weight-complex="normal"/>
    </style:style>
    <style:style style:name="P16" style:family="paragraph" style:parent-style-name="Standard">
      <style:paragraph-properties fo:text-align="start" style:justify-single-word="false"/>
      <style:text-properties fo:font-size="16pt" fo:font-weight="normal" officeooo:rsid="001e2e3e" officeooo:paragraph-rsid="001e2e3e" style:font-size-asian="14pt" style:font-weight-asian="normal" style:font-size-complex="16pt" style:font-weight-complex="normal"/>
    </style:style>
    <style:style style:name="P17" style:family="paragraph" style:parent-style-name="Standard">
      <style:paragraph-properties fo:text-align="start" style:justify-single-word="false"/>
      <style:text-properties fo:font-size="16pt" fo:font-weight="bold" officeooo:rsid="001e2e3e" officeooo:paragraph-rsid="001e2e3e" style:font-size-asian="14pt" style:font-weight-asian="bold" style:font-size-complex="16pt" style:font-weight-complex="bold"/>
    </style:style>
    <style:style style:name="P18" style:family="paragraph" style:parent-style-name="Standard">
      <style:paragraph-properties fo:text-align="start" style:justify-single-word="false"/>
      <style:text-properties fo:font-size="16pt" fo:font-weight="bold" officeooo:rsid="0021c6c8" officeooo:paragraph-rsid="0021c6c8" style:font-size-asian="16pt" style:font-weight-asian="bold" style:font-size-complex="16pt" style:font-weight-complex="bold"/>
    </style:style>
    <style:style style:name="P19" style:family="paragraph" style:parent-style-name="Standard">
      <style:paragraph-properties fo:text-align="start" style:justify-single-word="false"/>
      <style:text-properties fo:font-size="16pt" fo:font-weight="bold" officeooo:rsid="0021f4e2" officeooo:paragraph-rsid="0021f4e2" style:font-size-asian="16pt" style:font-weight-asian="bold" style:font-size-complex="16pt" style:font-weight-complex="bold"/>
    </style:style>
    <style:style style:name="P20" style:family="paragraph" style:parent-style-name="Standard">
      <style:paragraph-properties fo:text-align="start" style:justify-single-word="false"/>
      <style:text-properties fo:font-size="16pt" fo:font-weight="bold" officeooo:rsid="0024522c" officeooo:paragraph-rsid="0024522c" style:font-size-asian="16pt" style:font-weight-asian="bold" style:font-size-complex="16pt" style:font-weight-complex="bold"/>
    </style:style>
    <style:style style:name="P21" style:family="paragraph" style:parent-style-name="Standard">
      <style:paragraph-properties fo:text-align="start" style:justify-single-word="false"/>
      <style:text-properties fo:font-size="14pt" fo:font-weight="normal" officeooo:paragraph-rsid="001e2e3e" style:font-size-asian="14pt" style:font-size-complex="14pt"/>
    </style:style>
    <style:style style:name="P22" style:family="paragraph" style:parent-style-name="Standard">
      <style:paragraph-properties fo:text-align="start" style:justify-single-word="false"/>
      <style:text-properties fo:font-size="14pt" fo:font-weight="normal" officeooo:rsid="001e2e3e" officeooo:paragraph-rsid="001e2e3e"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font-size="14pt" fo:font-weight="normal" officeooo:rsid="001f27eb" officeooo:paragraph-rsid="001f27eb"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fo:font-size="14pt" fo:font-weight="normal" officeooo:rsid="0021f4e2" officeooo:paragraph-rsid="0021f4e2"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fo:font-size="14pt" fo:font-weight="normal" officeooo:rsid="002282b9" officeooo:paragraph-rsid="002282b9"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fo:font-size="14pt" fo:font-weight="normal" officeooo:rsid="0024522c" officeooo:paragraph-rsid="0024522c" style:font-size-asian="14pt" style:font-weight-asian="normal" style:font-size-complex="14pt" style:font-weight-complex="normal"/>
    </style:style>
    <style:style style:name="P27" style:family="paragraph" style:parent-style-name="Standard">
      <style:paragraph-properties fo:text-align="start" style:justify-single-word="false"/>
      <style:text-properties fo:font-size="14pt" fo:font-weight="bold" officeooo:rsid="0024522c" officeooo:paragraph-rsid="0024522c" style:font-size-asian="14pt" style:font-weight-asian="bold" style:font-size-complex="14pt" style:font-weight-complex="bold"/>
    </style:style>
    <style:style style:name="P28" style:family="paragraph" style:parent-style-name="Standard">
      <style:paragraph-properties fo:text-align="start" style:justify-single-word="false"/>
      <style:text-properties fo:font-size="14pt" fo:font-weight="bold" officeooo:rsid="0026430f" officeooo:paragraph-rsid="0026430f" style:font-size-asian="14pt" style:font-weight-asian="bold" style:font-size-complex="14pt" style:font-weight-complex="bold"/>
    </style:style>
    <style:style style:name="P29" style:family="paragraph" style:parent-style-name="User_20_Index_20_1">
      <style:paragraph-properties>
        <style:tab-stops>
          <style:tab-stop style:position="17cm" style:type="right" style:leader-style="dotted" style:leader-text="."/>
        </style:tab-stops>
      </style:paragraph-properties>
    </style:style>
    <style:style style:name="T1" style:family="text">
      <style:text-properties officeooo:rsid="001e2e3e" style:font-weight-asian="normal" style:font-weight-complex="normal"/>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officeooo:rsid="001f27eb"/>
    </style:style>
    <style:style style:name="T4" style:family="text">
      <style:text-properties fo:font-size="14pt" style:font-size-asian="14pt" style:font-size-complex="14pt"/>
    </style:style>
    <style:style style:name="T5" style:family="text">
      <style:text-properties fo:font-size="14pt" officeooo:rsid="001e2e3e" style:font-size-asian="14pt" style:font-size-complex="14pt"/>
    </style:style>
    <style:style style:name="T6" style:family="text">
      <style:text-properties officeooo:rsid="0024522c"/>
    </style:style>
    <style:style style:name="T7"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14">Objetos del diseñ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5">Mike Steel Marín</text:p>
      <text:p text:style-name="P15">2DAW</text:p>
      <text:p text:style-name="P15">IES La Mar Xàbia</text:p>
      <text:p text:style-name="P4"/>
      <text:p text:style-name="P4"/>
      <text:p text:style-name="P4"/>
      <text:p text:style-name="P4"><text:soft-page-break/></text:p>
      <text:user-index text:style-name="Sect1" text:protected="true" text:name="Definido por el usuario1">
        <text:user-index-source text:use-index-marks="true" text:index-name="User-Defined">
          <text:index-title-template text:style-name="User_20_Index_20_Heading">Índice</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Definido por el usuario1_Head">
            <text:p text:style-name="User_20_Index_20_Heading">Índice</text:p>
          </text:index-title>
          <text:p text:style-name="P29">1.-Amazon<text:tab/>3</text:p>
          <text:p text:style-name="P29">2.-Divulga Ciencia<text:tab/>3</text:p>
          <text:p text:style-name="P29">3.-Ayuntamiento de Alcoy<text:tab/>4</text:p>
          <text:p text:style-name="P29">4.-Citroen<text:tab/>5</text:p>
        </text:index-body>
      </text:user-index>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17"><text:user-index-mark-start text:id="IMark3223745770792" text:index-name="User-Defined" text:outline-level="1"/><text:alphabetical-index-mark-start text:id="IMark3223745770888"/>1.-Amazon<text:alphabetical-index-mark-end text:id="IMark3223745770888"/><text:user-index-mark-end text:id="IMark3223745770792"/></text:p>
      <text:p text:style-name="P16"/>
      <text:p text:style-name="P21"><text:span text:style-name="T1">1.1.-</text:span><text:bookmark text:name="yui_3_17_2_1_1669312661199_45"/><text:bookmark text:name="yui_3_17_2_1_1669312661199_49"/><text:span text:style-name="T1">Objetivo principal</text:span></text:p>
      <text:p text:style-name="P4"/>
      <text:p text:style-name="P4">El objetivo principal de la página de Amazon, es el de ofrecer distintos productos, es decir, ofrecer una gran cantidad de productos para así que el usuario entienda que la tienda tiene una amplia gama de productos por la cual puede decidir, y de el mismo modo, al ir mirando cada producto se va creando una sensación sobre el usuario haciendo querer un producto que realmente no necesita.</text:p>
      <text:p text:style-name="P4"/>
      <text:p text:style-name="P22">1.2.-Usuarios a los que va dirigido</text:p>
      <text:p text:style-name="P4"/>
      <text:p text:style-name="P4">Esta página va dirigida a todo el publico, ya sea un particular o un mayorista que necesite algunas sillas, un sofá, o cualquier objeto que esté en su amplio catalogo, Amazon como muchas otras cadenas, hace ofertas sobre cierto <text:span text:style-name="T3">producto el cual una cantidad moderada de usuarios ha estado buscando.</text:span></text:p>
      <text:p text:style-name="P4"/>
      <text:p text:style-name="P23">1.3.-Facilidad de acceso a los contenidos</text:p>
      <text:p text:style-name="P4"/>
      <text:p text:style-name="P5">Amazon tiene una gran facilidad a la hora de ofrecernos productos ya que podemos pedirle que nos busque algo en concreto o incluso podemos ver desde su menú principal la cantidad de categorías de los productos y poder ver una categoría en concreto.</text:p>
      <text:p text:style-name="P5"/>
      <text:p text:style-name="P23">1.4.-Cumple con las características web</text:p>
      <text:p text:style-name="P4"/>
      <text:p text:style-name="P6">Las características web que tiene Amazon son realmente amplias debido a que no van a un publico en concreto si nos que va a todo el publico que pueda, debido a esto las características que tiene ya sea la seguridad o la optimización son excelentes, además de las imágenes que son ya sea por su color o la jerarquía son realmente atractivas para el usuario.</text:p>
      <text:p text:style-name="P6"/>
      <text:p text:style-name="P6"/>
      <text:p text:style-name="P18"><text:user-index-mark-start text:id="IMark3223745768968" text:index-name="User-Defined" text:outline-level="1"/>2.-Divulga Ciencia<text:user-index-mark-end text:id="IMark3223745768968"/></text:p>
      <text:p text:style-name="P4"/>
      <text:p text:style-name="P4"/>
      <text:p text:style-name="P8"><text:span text:style-name="T4">2.1.-</text:span><text:span text:style-name="T5">Objetivo principal</text:span></text:p>
      <text:p text:style-name="P7"/>
      <text:p text:style-name="P9">El objetivo de la página o blog es compartir la información a cerca de las conspiraciones, previsiones, distintos tipos de hipótesis, etc.</text:p>
      <text:p text:style-name="P9">Esta página se centra sobre todo en las teorías conspiratorias desde la información de internet de los 80’s hasta la teleportación cuantica, también trata hipotesis cientificas como si hay vida fuera del sistema solar.</text:p>
      <text:p text:style-name="P9"/>
      <text:p text:style-name="P24">2.2.-Usuarios a los que va dirigido</text:p>
      <text:p text:style-name="P9"><text:soft-page-break/></text:p>
      <text:p text:style-name="P9">Esta página va dirigida a los curiosos, científicos o incluso a los más conspirativos </text:p>
      <text:p text:style-name="P7"/>
      <text:p text:style-name="P7"/>
      <text:p text:style-name="P24">2.3.-Facilidad de acceso a los contenidos</text:p>
      <text:p text:style-name="P9"/>
      <text:p text:style-name="P9">No tiene mucha facilidad al acceso de los contenidos ya que tienes que buscar algo en concreto para que la página te lo muestre además, los enlaces llevan solamente a un tema y no te deja sugerido ningún otro haciendo así que tengas que volver atrás para buscar otro tema.</text:p>
      <text:p text:style-name="P9"/>
      <text:p text:style-name="P9"/>
      <text:p text:style-name="P24">2.4.-Cumple con las características web</text:p>
      <text:p text:style-name="P9"/>
      <text:p text:style-name="P9">Esta página cumple y no las características web, ya que aunque tenga buena seguridad, la jerarquía que tiene es bastante confusa, además de que las imágenes carecen de interés además de que las mismas en ciertas zonas son muy grandes o incluso muy pequeñas además de que algunas no se ven correctamente.</text:p>
      <text:p text:style-name="P9"/>
      <text:p text:style-name="P9"/>
      <text:p text:style-name="P19"><text:user-index-mark-start text:id="IMark3223745770792" text:index-name="User-Defined" text:outline-level="1"/>3.-Ayuntamiento de Alcoy<text:user-index-mark-end text:id="IMark3223745770792"/></text:p>
      <text:p text:style-name="P7"/>
      <text:p text:style-name="P24">3.1.-Objetivo principal</text:p>
      <text:p text:style-name="P7"/>
      <text:p text:style-name="P10">El objetivo de la página web del ayuntamiento de Alcoy es la de ofrecer información de la localidad, ya sea áreas, horarios de eventos festivos, canales de comunicación, las farmacias de guardia de la localidad distintas noticias sobre la localidad la agenda de la localidad y la de su alcaldía, además de distintos centros de deportes o turismo.</text:p>
      <text:p text:style-name="P10"/>
      <text:p text:style-name="P25">3.2.-<text:span text:style-name="T6">Usuarios que va dirigido</text:span></text:p>
      <text:p text:style-name="P10"/>
      <text:p text:style-name="P11">Va dirigido a cualquier resiente de la localidad de Alcoy además de posibles turistas que vayan a la localidad.</text:p>
      <text:p text:style-name="P7"/>
      <text:p text:style-name="P7"/>
      <text:p text:style-name="P26">3.3.-Facilidad de acceso a los contenidos</text:p>
      <text:p text:style-name="P7"/>
      <text:p text:style-name="P11">Es bastante fácil entrar a cada contenido ya que la misma página te da bastante acceso y libertad a la hora de elegir lo que quieres ya que al tenerlo en la misma página principal en vez de en el menú con sus categorías, está más a mano de los usuarios.</text:p>
      <text:p text:style-name="P11"/>
      <text:p text:style-name="P26">3.4.-Cumple con las características web </text:p>
      <text:p text:style-name="P11"/>
      <text:p text:style-name="P11">La jerarquía que tiene es bastante adecuada, usa colores claros y agradables a la vista sin embargo el hecho de que esté todo tan pegado y que esté todo suelto en la misma página web en mi humilde opinión puede confundir a distintas personas ya que al final al hacer un menú pueden agregar más cosas sin embargo al volcarlo todo en la página principal hay un mareo para el usuario ya que en caso de que quieran actualizar la página tendrán que reorganizarla y tendrán que poner más cosas en <text:soft-page-break/>la principal haciéndola gigantesca o crear un menú con varias categorías debido a esto puede llevar a la confusión de los distintos usuarios más veteranos en la página.</text:p>
      <text:p text:style-name="P11"/>
      <text:p text:style-name="P11"/>
      <text:p text:style-name="P20"><text:user-index-mark-start text:id="IMark3223745769448" text:index-name="User-Defined" text:outline-level="1"/>4.-Citroen<text:user-index-mark-end text:id="IMark3223745769448"/></text:p>
      <text:p text:style-name="P20"><text:span text:style-name="T2"/></text:p>
      <text:p text:style-name="P27"><text:span text:style-name="T7">4.1.-Objetivo principal</text:span></text:p>
      <text:p text:style-name="P27"><text:span text:style-name="T7"/></text:p>
      <text:p text:style-name="P12"><text:span text:style-name="T7">Es la venta de automóviles.</text:span></text:p>
      <text:p text:style-name="P12"><text:span text:style-name="T7"/></text:p>
      <text:p text:style-name="P28"><text:span text:style-name="T7">4.2.-Usuarios va dirigido</text:span></text:p>
      <text:p text:style-name="P28"><text:span text:style-name="T2"/></text:p>
      <text:p text:style-name="P12"><text:span text:style-name="T7">Va dirigido a personas particulares como a mayoristas ya que puede querer un automóvil una persona normal o puede comprar diversos automóviles un jeque árabe para su compañía.</text:span></text:p>
      <text:p text:style-name="P12"><text:span text:style-name="T7"/></text:p>
      <text:p text:style-name="P28"><text:span text:style-name="T7">4.3.-Facilidad de acceso a los contenidos</text:span></text:p>
      <text:p text:style-name="P12"><text:span text:style-name="T7"/></text:p>
      <text:p text:style-name="P13"><text:span text:style-name="T7">La página inicial de Citroen es bastante elegante sin embargo es un tanto confusa para una persona que busca un automóvil ya que te indica cosas que una persona que no sabe de automóviles, sin embargo el menú lo compensa ya que te indica cada cosa ya sea híbrido, si lo quieres vender, etc...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01ce5a4" officeooo:paragraph-rsid="001ce5a4" style:font-weight-asian="bold" style:font-weight-complex="bold"/>
    </style:style>
    <style:style style:name="MP2" style:family="paragraph" style:parent-style-name="Footer">
      <style:paragraph-properties fo:text-align="end" style:justify-single-word="false"/>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Mike Steel Marín</text:p>
      </style:header>
      <style:footer>
        <text:p text:style-name="MP2"><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24T19:02:44.378000000</meta:creation-date>
    <meta:generator>LibreOffice/7.2.1.2$Windows_X86_64 LibreOffice_project/87b77fad49947c1441b67c559c339af8f3517e22</meta:generator>
    <dc:date>2022-11-24T20:07:42.218000000</dc:date>
    <meta:editing-duration>PT39M45S</meta:editing-duration>
    <meta:editing-cycles>11</meta:editing-cycles>
    <meta:document-statistic meta:table-count="0" meta:image-count="0" meta:object-count="0" meta:page-count="5" meta:paragraph-count="46" meta:word-count="832" meta:character-count="4877" meta:non-whitespace-character-count="4088"/>
  </office:meta>
</office:document-meta>
</file>